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font-name="Chandas"/>
    </style:style>
    <style:style style:name="P2" style:family="paragraph" style:parent-style-name="Standard">
      <style:paragraph-properties fo:text-align="center" style:justify-single-word="false"/>
      <style:text-properties fo:color="#000000" style:font-name="Chandas" officeooo:rsid="00151812" officeooo:paragraph-rsid="00151812"/>
    </style:style>
    <style:style style:name="P3" style:family="paragraph" style:parent-style-name="Standard">
      <style:paragraph-properties fo:text-align="start" style:justify-single-word="false"/>
      <style:text-properties fo:color="#000000" style:font-name="Chandas" officeooo:rsid="00151812" officeooo:paragraph-rsid="00151812"/>
    </style:style>
    <style:style style:name="T1" style:family="text">
      <style:text-properties officeooo:rsid="00151812"/>
    </style:style>
    <style:style style:name="T2" style:family="text">
      <style:text-properties style:font-name="Liberation Serif1"/>
    </style:style>
    <style:style style:name="T3" style:family="text">
      <style:text-properties style:font-name="Liberation Seri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Graded Assignment -2</text:span></text:p>
      <text:p text:style-name="P2">Data Structures</text:p>
      <text:p text:style-name="P2"/>
      <text:p text:style-name="P3">Part-1:</text:p>
      <text:p text:style-name="P3"/>
      <text:p text:style-name="P3">a) T(n) = Θ(n)</text:p>
      <text:p text:style-name="P3">b) Not Applicable</text:p>
      <text:p text:style-name="P3">c) Not Applicable</text:p>
      <text:p text:style-name="P3">d) T(n) = Θ(n log n)</text:p>
      <text:p text:style-name="P3">e) T(n) = Θ(n²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6T17:06:24.656829039</meta:creation-date>
    <dc:date>2021-09-26T17:16:50.142474609</dc:date>
    <meta:editing-duration>PT15S</meta:editing-duration>
    <meta:editing-cycles>1</meta:editing-cycles>
    <meta:document-statistic meta:table-count="0" meta:image-count="0" meta:object-count="0" meta:page-count="1" meta:paragraph-count="8" meta:word-count="28" meta:character-count="125" meta:non-whitespace-character-count="107"/>
    <meta:generator>LibreOffice/6.4.6.2$Linux_X86_64 LibreOffice_project/40$Build-2</meta:generator>
  </office:meta>
</office:document-meta>
</file>